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ttsLog</text:p>
      <text:p text:style-name="Standard">4/4/2020</text:p>
      <text:p text:style-name="Standard">Ultrasonic detector is using A4, A5 for I/O and those are dedicated pins on an Arduino Uno for SDA/SCL. Move the Ultrasonic detector to A2, A3 and verify that I2C using A4, A5 works correctly while the Ultrasonic detector still works.</text:p>
      <text:p text:style-name="Standard"/>
      <text:list xml:id="list5007530605878641598" text:style-name="L1">
        <text:list-item>
          <text:p text:style-name="P1">Verify that SmartCar_Core20191227.ino runs the robot correctly including operation of the Ultrasonic with no changes.<text:line-break/>Loaded up the software, had to install Arduino_IRremote library. Not sure why that was not required before, possibly because I haven't compiled and uploaded the main program before. <text:s/>Verified successfully by using the IR remote to trigger progrem 2, obstacle-avoidance mode, and it was using ultrasonic detector to find obstacles, stop,change direction, detect whether it was clear ahead, and then continuing. By holding the SmartCar in my hand I could simulate the same behavior with my hand in front of the detector.</text:p>
        </text:list-item>
        <text:list-item>
          <text:p text:style-name="P1">Modify SmartCar_Core20191227.ino for Ultrasonic detector to use A2, A3.<text:line-break/>Version 1.0.1, changes defines for ECHO_PIN and TRIG_PIN<text:line-break/>Hardware: spliced wires for the two control pins so they could reach the A2, A3 solder points on the daughter board. </text:p>
        </text:list-item>
        <text:list-item>
          <text:p text:style-name="P1">Verify that the robot still runs correctly including operation of the Ultrasonic detectors.<text:line-break/>Verified in the same way as in step 1.</text:p>
        </text:list-item>
        <text:list-item>
          <text:p text:style-name="P1">Verify that I2C works with the INA219.</text:p>
        </text:list-item>
        <text:list-item>
          <text:p text:style-name="P1">Calibrate all four of the INA219 modules.</text:p>
        </text:list-item>
        <text:list-item>
          <text:p text:style-name="P1">Wire up the four INA219 module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Loyer</meta:initial-creator>
    <meta:creation-date>2020-04-04T14:11:54</meta:creation-date>
    <dc:date>2020-04-04T16:47:12</dc:date>
    <dc:creator>George Loyer</dc:creator>
    <meta:editing-duration>PT1H9S</meta:editing-duration>
    <meta:editing-cycles>4</meta:editing-cycles>
    <meta:generator>OpenOffice/4.1.5$Unix OpenOffice.org_project/415m1$Build-9789</meta:generator>
    <meta:document-statistic meta:table-count="0" meta:image-count="0" meta:object-count="0" meta:page-count="1" meta:paragraph-count="9" meta:word-count="226" meta:character-count="1386"/>
  </office:meta>
</office:document-meta>
</file>